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5.629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5.302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fileInfo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idnum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filename</text:p>
          </table:table-cell>
          <table:table-cell table:style-name="ce6" office:value-type="string" calcext:value-type="string">
            <text:p>busprop01ShortTemplat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client-id</text:p>
          </table:table-cell>
          <table:table-cell table:style-name="ce6" office:value-type="string" calcext:value-type="string">
            <text:p>Client-0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name</text:p>
          </table:table-cell>
          <table:table-cell table:style-name="ce6" office:value-type="string" calcext:value-type="string">
            <text:p>Bus-prop-business-prop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version</text:p>
          </table:table-cell>
          <table:table-cell table:style-name="ce6" office:value-type="string" calcext:value-type="string">
            <text:p>shor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posal-descr</text:p>
          </table:table-cell>
          <table:table-cell table:style-name="ce6" office:value-type="string" calcext:value-type="string">
            <text:p>Streamlined Proposa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lay-order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eadsheet-version</text:p>
          </table:table-cell>
          <table:table-cell table:style-name="ce6" office:value-type="string" calcext:value-type="string">
            <text:p>v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4" office:value-type="string" calcext:value-type="string">
            <text:p>lett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ctionHeading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3"/>
          <table:table-cell table:style-name="ce7"/>
          <table:table-cell table:number-columns-repeated="1022"/>
        </table:table-row>
        <table:table-row table:style-name="ro3">
          <table:table-cell table:style-name="ce3" office:value-type="string" calcext:value-type="string">
            <text:p>letter</text:p>
          </table:table-cell>
          <table:table-cell table:style-name="ce16" office:value-type="string" calcext:value-type="string">
            <text:p>April 15  ,2024 </text:p>
            <text:p> </text:p>
            <text:p/>
            <text:p>Jhon Wick</text:p>
            <text:p>Square Inc,</text:p>
            <text:p>1400 North Winston St Raleigh, NC 28616 </text:p>
            <text:p> </text:p>
            <text:p>Dear Jhon, </text:p>
            <text:p> </text:p>
            <text:p>Thank you for your valuable time discussing your requirements for your company's website. Understanding your needs is crucial in delivering a solution tailored to your expectations. </text:p>
            <text:p> </text:p>
            <text:p>Listed below are the unique features you've outlined, along with the corresponding benefits they offer to you, your team, and your clientele: </text:p>
            <text:p> </text:p>
            <text:p>Best Regards;</text:p>
            <text:p>Rich Howland 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able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sectionHeading</text:p>
          </table:table-cell>
          <table:table-cell table:style-name="ce17" office:value-type="string" calcext:value-type="string">
            <text:p>Features and Benefits that the "Pro-Super-Site" will give to you, your staff, and your customers:</text:p>
          </table:table-cell>
          <table:table-cell table:number-columns-repeated="1022"/>
        </table:table-row>
        <table:table-row table:style-name="ro5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eature Description</text:p>
          </table:table-cell>
          <table:table-cell table:style-name="ce1" office:value-type="string" calcext:value-type="string">
            <text:p>Benefit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<text:s/>Interactive Product Showcase</text:p>
          </table:table-cell>
          <table:table-cell table:style-name="ce20" office:value-type="string" calcext:value-type="string">
            <text:p>&gt; For you: Present your products dynamically, allowing for immersive experiences that drive conversions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<text:s/>Customizable Template Library</text:p>
          </table:table-cell>
          <table:table-cell table:style-name="ce5" office:value-type="string" calcext:value-type="string">
            <text:p>&gt; For you: Access a diverse range of templates tailored to your industry, enabling swift and seamless website customization.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Full Site Search</text:p>
          </table:table-cell>
          <table:table-cell table:style-name="ce5" office:value-type="string" calcext:value-type="string">
            <text:p>&gt; For you: it will be very  easy for you or your staff to enter product details that </text:p>
            <text:p>&gt; For your customers: They can quickly search your knowledge base to get the information that they need.</text:p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Enhanced Security Protocols</text:p>
          </table:table-cell>
          <table:table-cell table:style-name="ce5" office:value-type="string" calcext:value-type="string">
            <text:p>&gt; For you: Fortify your website against cyber threats with advanced security measures, ensuring data integrity and customer trust.</text:p>
          </table:table-cell>
          <table:table-cell table:number-columns-repeated="1022"/>
        </table:table-row>
        <table:table-row table:style-name="ro6">
          <table:table-cell table:style-name="ce13" office:value-type="string" calcext:value-type="string">
            <text:p>AI-Powered Analytics Dashboard</text:p>
          </table:table-cell>
          <table:table-cell table:style-name="ce13" office:value-type="string" calcext:value-type="string">
            <text:p>&gt; For you: Gain valuable insights into user behavior and website performance, enabling data-driven decision-making and optimization.. </text:p>
            <text:p/>
          </table:table-cell>
          <table:table-cell table:number-columns-repeated="1022"/>
        </table:table-row>
        <table:table-row table:style-name="ro7">
          <table:table-cell table:style-name="ce13" office:value-type="string" calcext:value-type="string">
            <text:p>Mobile-Optimized Design</text:p>
          </table:table-cell>
          <table:table-cell table:style-name="ce5" office:value-type="string" calcext:value-type="string">
            <text:p>&gt; For you: Reach and engage mobile users effectively with a responsive and user-friendly website desig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---------- &lt;sectionMarker&gt; ----------</text:p>
          </table:table-cell>
          <table:covered-table-cell/>
          <table:table-cell table:style-name="ce8" table:number-columns-repeated="5"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2:44:05.4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0T12:58:09.032000000</dc:date>
    <meta:editing-duration>PT2H56M2S</meta:editing-duration>
    <meta:editing-cycles>26</meta:editing-cycles>
    <meta:document-statistic meta:table-count="1" meta:cell-count="44" meta:object-count="0"/>
  </office:meta>
</office:document-meta>
</file>